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2" style:parent-style-name="Normal" style:list-style-name="LFO1" style:family="paragraph">
      <style:paragraph-properties fo:margin-left="1in">
        <style:tab-stops>
          <style:tab-stop style:type="left" style:position="-0.5in"/>
        </style:tab-stops>
      </style:paragraph-properties>
    </style:style>
    <style:style style:name="P13" style:parent-style-name="Normal" style:list-style-name="LFO1" style:family="paragraph">
      <style:paragraph-properties fo:margin-left="1in">
        <style:tab-stops>
          <style:tab-stop style:type="left" style:position="-0.5in"/>
        </style:tab-stops>
      </style:paragraph-properties>
    </style:style>
    <style:style style:name="P14" style:parent-style-name="Normal" style:list-style-name="LFO1" style:family="paragraph">
      <style:paragraph-properties fo:margin-left="1in">
        <style:tab-stops>
          <style:tab-stop style:type="left" style:position="-0.5in"/>
        </style:tab-stops>
      </style:paragraph-properties>
    </style:style>
    <style:style style:name="P15" style:parent-style-name="Normal" style:list-style-name="LFO1" style:family="paragraph">
      <style:paragraph-properties fo:margin-left="1.5in">
        <style:tab-stops>
          <style:tab-stop style:type="left" style:position="-0.5in"/>
        </style:tab-stops>
      </style:paragraph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>
      <style:paragraph-properties fo:margin-left="1.5in">
        <style:tab-stops>
          <style:tab-stop style:type="left" style:position="-0.5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>
      <style:paragraph-properties fo:margin-left="1.5in">
        <style:tab-stops>
          <style:tab-stop style:type="left" style:position="-0.5in"/>
        </style:tab-stops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7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8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35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36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37" style:parent-style-name="Normal" style:list-style-name="LFO3" style:family="paragraph"/>
    <style:style style:name="P3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4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5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6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53" style:parent-style-name="Normal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5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6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69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6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margin-left="0.5in">
        <style:tab-stops/>
      </style:paragraph-properties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margin-left="0.5in">
        <style:tab-stops/>
      </style:paragraph-properties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9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83" style:parent-style-name="Normal" style:list-style-name="LFO9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8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85" style:parent-style-name="Normal" style:family="paragraph">
      <style:paragraph-properties fo:margin-left="0.5in">
        <style:tab-stops/>
      </style:paragraph-properties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margin-left="0.5in">
        <style:tab-stops/>
      </style:paragraph-properties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90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91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92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Eventflow</text:p>
      <text:p text:style-name="P2">Funtional and Non-functional requirements</text:p>
      <text:p text:style-name="P3">By: Dimitar Svetoslavov Malamski</text:p>
      <text:p text:style-name="P4"/>
      <text:p text:style-name="P5">1. Functional Requirements</text:p>
      <text:p text:style-name="P6">1.1 FR-01: User Registration and Login</text:p>
      <text:p text:style-name="P7"><text:span text:style-name="T8">Description:</text:span><text:s/>The system must allow users to register, log in, and manage their profiles.</text:p>
      <text:p text:style-name="P9"><text:span text:style-name="T10">Acceptance Criteria:</text:span></text:p>
      <text:list text:style-name="LFO1" text:continue-numbering="true">
        <text:list-item>
          <text:p text:style-name="P11">Users must be able to create an account using an email and password.</text:p>
        </text:list-item>
        <text:list-item>
          <text:p text:style-name="P12">The system must securely store and hash passwords.</text:p>
        </text:list-item>
        <text:list-item>
          <text:p text:style-name="P13">Users must have the ability to log in as "Guest" to view national holidays without registration.</text:p>
        </text:list-item>
        <text:list-item>
          <text:p text:style-name="P14">The system must support different roles:<text:s/></text:p>
          <text:list text:continue-numbering="true">
            <text:list-item>
              <text:p text:style-name="P15"><text:span text:style-name="T16">Guest:</text:span><text:s/>Can only view national holidays.</text:p>
            </text:list-item>
            <text:list-item>
              <text:p text:style-name="P17"><text:span text:style-name="T18">User:</text:span><text:s/>Can create, edit, and delete personal events and share them.</text:p>
            </text:list-item>
            <text:list-item>
              <text:p text:style-name="P19"><text:span text:style-name="T20">Administrator:</text:span><text:s/>Has full control over user profiles and database management.</text:p>
            </text:list-item>
          </text:list>
        </text:list-item>
      </text:list>
      <text:p text:style-name="Normal"><draw:custom-shape svg:x="0.5in" svg:y="6.09167in" svg:width="7.5in" svg:height="0.09167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21">1.2 FR-02: National Holiday Tracking</text:p>
      <text:p text:style-name="P22"><text:span text:style-name="T23">Description:</text:span><text:s/>The system must allow users to view and bookmark national holidays.</text:p>
      <text:p text:style-name="P24"><text:span text:style-name="T25">Acceptance Criteria:</text:span></text:p>
      <text:list text:style-name="LFO2" text:continue-numbering="true">
        <text:list-item>
          <text:p text:style-name="P26">The system must have pre-filled data for national holidays of each country.</text:p>
        </text:list-item>
        <text:list-item>
          <text:p text:style-name="P27">Users must be able to select a country and view all its national holidays.</text:p>
        </text:list-item>
        <text:list-item>
          <text:p text:style-name="P28">Users must have the ability to bookmark a country for quick access.</text:p>
        </text:list-item>
      </text:list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29">1.3 FR-03: Personal Event Management</text:p>
      <text:p text:style-name="P30"><text:span text:style-name="T31">Description:</text:span><text:s/>Users must be able to create, edit, and manage personal events in their calendar.</text:p>
      <text:p text:style-name="P32"><text:span text:style-name="T33">Acceptance Criteria:</text:span></text:p>
      <text:list text:style-name="LFO3" text:continue-numbering="true">
        <text:list-item>
          <text:p text:style-name="P34">Users with registered profiles must be able to create, delete, and edit personal events.</text:p>
        </text:list-item>
        <text:list-item>
          <text:p text:style-name="P35">Users<text:s/>could<text:s/>categorize their events (Work, School, Social, etc.).</text:p>
        </text:list-item>
        <text:list-item>
          <text:p text:style-name="P36">Users<text:s/>should<text:s/>be able to set a start and end time for personal events.</text:p>
          <text:list text:continue-numbering="true">
            <text:list-item>
              <text:p text:style-name="P37">Users<text:s/>should<text:s/>be able to create repeating events (<text:s/>daily, weekly, yearly<text:s/>).</text:p>
            </text:list-item>
          </text:list>
        </text:list-item>
      </text:list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38">1.4 FR-04: Event Sharing and Collaboration</text:p>
      <text:p text:style-name="P39"><text:span text:style-name="T40">Description:</text:span><text:s/>Users must be able to invite other users to shared events.</text:p>
      <text:p text:style-name="P41"><text:span text:style-name="T42">Acceptance Criteria:</text:span></text:p>
      <text:list text:style-name="LFO4" text:continue-numbering="true">
        <text:list-item>
          <text:p text:style-name="P43">Users must be able to invite other users to their personal events, creating shared events.</text:p>
        </text:list-item>
        <text:list-item>
          <text:p text:style-name="P44">Invited users must receive a notification<text:s/>( invite )<text:s/>when invited to an event.</text:p>
        </text:list-item>
        <text:list-item>
          <text:p text:style-name="P45">Invited users must be able to accept or decline an event invitation.</text:p>
        </text:list-item>
        <text:list-item>
          <text:p text:style-name="P46">If accepted, shared events must be automatically added to the invitees' calendars.</text:p>
        </text:list-item>
      </text:list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47">1.5 FR-05: Notifications &amp; Reminders</text:p>
      <text:p text:style-name="P48"><text:span text:style-name="T49">Description:</text:span><text:s/>Users must receive notifications and reminders for events.</text:p>
      <text:p text:style-name="P50"><text:span text:style-name="T51">Acceptance Criteria:</text:span></text:p>
      <text:list text:style-name="LFO5" text:continue-numbering="true">
        <text:list-item>
          <text:p text:style-name="P52">Users must be able to set reminders for events of their choice.</text:p>
        </text:list-item>
        <text:list-item>
          <text:p text:style-name="P53">Reminders must repeat until marked as done by the user.</text:p>
        </text:list-item>
      </text:list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54">1.6 FR-06: Security &amp; Data Management</text:p>
      <text:p text:style-name="P55"><text:span text:style-name="T56">Description:</text:span><text:s/>The system must securely manage user data.</text:p>
      <text:p text:style-name="P57"><text:span text:style-name="T58">Acceptance Criteria:</text:span></text:p>
      <text:list text:style-name="LFO6" text:continue-numbering="true">
        <text:list-item>
          <text:p text:style-name="P59">User passwords must be securely stored and hashed in the database.</text:p>
        </text:list-item>
      </text:list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60">2. Non-functional Requirements</text:p>
      <text:p text:style-name="P61">2.1 NFR-01: Performance &amp; Scalability</text:p>
      <text:p text:style-name="P62"><text:span text:style-name="T63">Description:</text:span><text:s/>The system must handle multiple users efficiently and provide quick responses.</text:p>
      <text:p text:style-name="P64"><text:span text:style-name="T65">Acceptance Criteria:</text:span></text:p>
      <text:list text:style-name="LFO7" text:continue-numbering="true">
        <text:list-item>
          <text:p text:style-name="P66">Event creation, updates, and holiday lookups must be processed within<text:s/><text:span text:style-name="T67">2 seconds</text:span>.</text:p>
        </text:list-item>
        <text:list-item>
          <text:p text:style-name="P68">The system must support thousands of concurrent users.</text:p>
        </text:list-item>
        <text:list-item>
          <text:p text:style-name="P69">The system must be designed to scale for future features and high<text:s/>user<text:s/>traffic.</text:p>
        </text:list-item>
      </text:list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70">2.2 NFR-02: Usability &amp; Accessibility</text:p>
      <text:soft-page-break/>
      <text:p text:style-name="P71"><text:span text:style-name="T72">Description:</text:span><text:s/>The system must be user-friendly and accessible across different devices and languages.</text:p>
      <text:p text:style-name="P73"><text:span text:style-name="T74">Acceptance Criteria:</text:span></text:p>
      <text:list text:style-name="LFO8" text:continue-numbering="true">
        <text:list-item>
          <text:p text:style-name="P75">The interface must be responsive and user-friendly.</text:p>
        </text:list-item>
        <text:list-item>
          <text:p text:style-name="P76">The system<text:s/>should<text:s/>support multiple languages for users from different backgrounds.</text:p>
        </text:list-item>
      </text:list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77">2.3 NFR-03: Availability &amp; Reliability</text:p>
      <text:p text:style-name="P78"><text:span text:style-name="T79">Description:</text:span><text:s/>Users must have uninterrupted access to their calendars.</text:p>
      <text:p text:style-name="P80"><text:span text:style-name="T81">Acceptance Criteria:</text:span></text:p>
      <text:list text:style-name="LFO9" text:continue-numbering="true">
        <text:list-item>
          <text:p text:style-name="P82">Users must have 24/7 access to their calendars.</text:p>
        </text:list-item>
        <text:list-item>
          <text:p text:style-name="P83">The system must have an uptime of 99.9%.</text:p>
        </text:list-item>
      </text:list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84">3.<text:s/>Constraints</text:p>
      <text:p text:style-name="P85"><text:span text:style-name="T86">Description:</text:span><text:s/>The system must function under specific conditions.</text:p>
      <text:p text:style-name="P87"><text:span text:style-name="T88">Acceptance Criteria:</text:span></text:p>
      <text:list text:style-name="LFO10" text:continue-numbering="true">
        <text:list-item>
          <text:p text:style-name="P89">The system requires an internet connection to function.</text:p>
        </text:list-item>
        <text:list-item>
          <text:p text:style-name="P90">The system will not support offline functionality in the initial release.</text:p>
        </text:list-item>
        <text:list-item>
          <text:p text:style-name="P91">The system must store data efficiently and securely in a database.</text:p>
        </text:list-item>
        <text:list-item>
          <text:p text:style-name="P92">User passwords must be securely stored and hashed in the databas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mski,Dimitar D.S.</meta:initial-creator>
    <dc:creator>Malamski,Dimitar D.S.</dc:creator>
    <meta:creation-date>2025-03-13T09:41:00Z</meta:creation-date>
    <dc:date>2025-03-13T10:21:00Z</dc:date>
    <meta:template xlink:href="Normal" xlink:type="simple"/>
    <meta:editing-cycles>1</meta:editing-cycles>
    <meta:editing-duration>PT2100S</meta:editing-duration>
    <meta:document-statistic meta:page-count="3" meta:paragraph-count="7" meta:word-count="552" meta:character-count="3694" meta:row-count="26" meta:non-whitespace-character-count="3149"/>
  </office:meta>
</office:document-meta>
</file>